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96cm"/>
    </style:style>
    <style:style style:name="co2" style:family="table-column">
      <style:table-column-properties fo:break-before="auto" style:column-width="2.743cm"/>
    </style:style>
    <style:style style:name="co3" style:family="table-column">
      <style:table-column-properties fo:break-before="auto" style:column-width="17.914cm"/>
    </style:style>
    <style:style style:name="co4" style:family="table-column">
      <style:table-column-properties fo:break-before="auto" style:column-width="8.895cm"/>
    </style:style>
    <style:style style:name="co5" style:family="table-column">
      <style:table-column-properties fo:break-before="auto" style:column-width="2.258cm"/>
    </style:style>
    <style:style style:name="ro1" style:family="table-row">
      <style:table-row-properties style:row-height="0.601cm" fo:break-before="auto" style:use-optimal-row-height="false"/>
    </style:style>
    <style:style style:name="ro2" style:family="table-row">
      <style:table-row-properties style:row-height="3.568cm" fo:break-before="auto" style:use-optimal-row-height="true"/>
    </style:style>
    <style:style style:name="ro3" style:family="table-row">
      <style:table-row-properties style:row-height="1.609cm" fo:break-before="auto" style:use-optimal-row-height="true"/>
    </style:style>
    <style:style style:name="ro4" style:family="table-row">
      <style:table-row-properties style:row-height="2.392cm" fo:break-before="auto" style:use-optimal-row-height="true"/>
    </style:style>
    <style:style style:name="ro5" style:family="table-row">
      <style:table-row-properties style:row-height="1.217cm" fo:break-before="auto" style:use-optimal-row-height="true"/>
    </style:style>
    <style:style style:name="ro6" style:family="table-row">
      <style:table-row-properties style:row-height="2cm" fo:break-before="auto" style:use-optimal-row-height="true"/>
    </style:style>
    <style:style style:name="ro7" style:family="table-row">
      <style:table-row-properties style:row-height="3.96cm" fo:break-before="auto" style:use-optimal-row-height="true"/>
    </style:style>
    <style:style style:name="ro8" style:family="table-row">
      <style:table-row-properties style:row-height="1.998cm" fo:break-before="auto" style:use-optimal-row-height="true"/>
    </style:style>
    <style:style style:name="ro9" style:family="table-row">
      <style:table-row-properties style:row-height="0.822cm" fo:break-before="auto" style:use-optimal-row-height="true"/>
    </style:style>
    <style:style style:name="ro10" style:family="table-row">
      <style:table-row-properties style:row-height="1.214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vertical-align="middle"/>
      <style:paragraph-properties fo:text-align="center" fo:margin-left="0cm"/>
      <style:text-properties style:font-name="Liberation Sans" fo:font-weight="bold" style:font-weight-asian="bold" style:font-weight-complex="bold"/>
    </style:style>
    <style:style style:name="ce12" style:family="table-cell" style:parent-style-name="Default" style:data-style-name="N100">
      <style:table-cell-properties fo:wrap-option="wrap" style:vertical-align="middle"/>
      <style:text-properties style:font-name="Liberation Sans"/>
    </style:style>
    <style:style style:name="ce13" style:family="table-cell" style:parent-style-name="Default" style:data-style-name="N100">
      <style:table-cell-properties fo:wrap-option="wrap" style:vertical-align="top"/>
      <style:text-properties style:font-name="Liberation Sans"/>
    </style:style>
    <style:style style:name="ce4" style:family="table-cell" style:parent-style-name="Default">
      <style:table-cell-properties style:text-align-source="fix" style:repeat-content="false" fo:wrap-option="wrap" style:vertical-align="middle"/>
      <style:paragraph-properties fo:text-align="center" fo:margin-left="0cm"/>
      <style:text-properties style:font-name="Liberation Sans" fo:font-weight="bold" style:font-weight-asian="bold" style:font-weight-complex="bold"/>
    </style:style>
    <style:style style:name="ce15" style:family="table-cell" style:parent-style-name="Default">
      <style:table-cell-properties fo:wrap-option="wrap" style:vertical-align="middle"/>
      <style:text-properties style:font-name="Liberation Sans"/>
    </style:style>
    <style:style style:name="ce16" style:family="table-cell" style:parent-style-name="Default">
      <style:table-cell-properties fo:wrap-option="wrap" style:vertical-align="top"/>
      <style:text-properties style:font-name="Liberation Sans"/>
    </style:style>
    <style:style style:name="ce18"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font-name="Liberation Sans"/>
    </style:style>
    <style:style style:name="ce14" style:family="table-cell" style:parent-style-name="Default">
      <style:table-cell-properties fo:wrap-option="wrap" style:vertical-align="top"/>
      <style:text-properties style:font-name="Liberation San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language="en" fo:country="US"/>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3"/>
        <table:table-column table:style-name="co2" table:default-cell-style-name="ce16"/>
        <table:table-column table:style-name="co3" table:default-cell-style-name="ce16"/>
        <table:table-column table:style-name="co4" table:default-cell-style-name="ce16"/>
        <table:table-column table:style-name="co4" table:default-cell-style-name="ce21"/>
        <table:table-column table:style-name="co3" table:default-cell-style-name="ce21"/>
        <table:table-column table:style-name="co5" table:number-columns-repeated="1017" table:default-cell-style-name="ce16"/>
        <table:table-row table:style-name="ro1">
          <table:table-cell table:style-name="ce1" office:value-type="string" calcext:value-type="string">
            <text:p>INSEE</text:p>
          </table:table-cell>
          <table:table-cell table:style-name="ce4" office:value-type="string" calcext:value-type="string">
            <text:p>name_insee</text:p>
          </table:table-cell>
          <table:table-cell table:style-name="ce4" office:value-type="string" calcext:value-type="string">
            <text:p>notes on specific aspects requiring further clarification</text:p>
          </table:table-cell>
          <table:table-cell table:style-name="ce4" office:value-type="string" calcext:value-type="string">
            <text:p>open access references</text:p>
          </table:table-cell>
          <table:table-cell table:number-columns-repeated="2"/>
          <table:table-cell table:style-name="ce14" table:number-columns-repeated="1017"/>
        </table:table-row>
        <table:table-row table:style-name="ro2">
          <table:table-cell table:style-name="ce12" office:value-type="string" calcext:value-type="string">
            <text:p>02173</text:p>
          </table:table-cell>
          <table:table-cell table:style-name="ce15" office:value-type="string" calcext:value-type="string">
            <text:p>Chauny</text:p>
          </table:table-cell>
          <table:table-cell office:value-type="string" calcext:value-type="string">
            <text:p>The road coming from the west of the city from Ognes at the level of rue de la Paix is not clearly identified as linking the old infra-urban space limited by the enclosure and the space of the western suburb. Moreover, the castle is no longer in place at this time and its location has been reconstituted by documentary cross-checking, in particular thanks to Melleville 1851 who indicates that the castle was built "on the site where the convents of the monks of Sainte-Croix and the Minimes were later built" (p. 6). The location is therefore approximate within a radius of less than 100 m (considering the scale of the city block in which the castle was located). The town of Chauny is located at the junction of two maps. Thus, the network follows each of the maps and the junctions between two network sections have been added in a second step. This is the case, for example, of the present-day rue Pasteur (road leading north-east towards Viry, route de Chauny à La Fère).</text:p>
          </table:table-cell>
          <table:table-cell table:style-name="ce18" office:value-type="string" calcext:value-type="string">
            <text:p>Melleville, Maximilien. 1851. Histoire de la ville de Chauny. Paris: Dumoulin. <text:a xlink:href="http://gallica.bnf.fr/ark:/12148/bpt6k6522993b.r=histoire%20de%20la%20ville%20de%20chauny?rk=42918;4" xlink:type="simple">http://gallica.bnf.fr/ark:/12148/bpt6k6522993b.r=histoire de la ville de chauny?rk=42918;4</text:a></text:p>
          </table:table-cell>
          <table:table-cell table:number-columns-repeated="1019"/>
        </table:table-row>
        <table:table-row table:style-name="ro3">
          <table:table-cell table:style-name="ce12" office:value-type="string" calcext:value-type="string">
            <text:p>60159</text:p>
          </table:table-cell>
          <table:table-cell table:style-name="ce15" office:value-type="string" calcext:value-type="string">
            <text:p>Compiègne</text:p>
          </table:table-cell>
          <table:table-cell office:value-type="string" calcext:value-type="string">
            <text:p>For the network around the castle, to the north and to the east, it is very difficult to read the 1:40,000 scale map. Given the importance of this area in relation to the castle, we have studied the Napoléonian cadastral map (in particular section B2, dating from 1826, archive number: Pp4785, which can be viewed online on the website of the departmental archives) to reconstitute the road network.</text:p>
          </table:table-cell>
          <table:table-cell office:value-type="string" calcext:value-type="string">
            <text:p>Archives départementales de l’Oise, cartes et plans des archives en ligne : <text:a xlink:href="https://archives.oise.fr/archives-en-ligne/cartes-et-plans/" xlink:type="simple">https://archives.oise.fr/archives-en-ligne/cartes-et-plans/</text:a></text:p>
          </table:table-cell>
          <table:table-cell table:number-columns-repeated="1019"/>
        </table:table-row>
        <table:table-row table:style-name="ro4">
          <table:table-cell table:style-name="ce12" office:value-type="string" calcext:value-type="string">
            <text:p>80410</text:p>
          </table:table-cell>
          <table:table-cell table:style-name="ce15" office:value-type="string" calcext:value-type="string">
            <text:p>Ham</text:p>
          </table:table-cell>
          <table:table-cell office:value-type="string" calcext:value-type="string">
            <text:p>If the first houses of Saint-Sulpice are situated at a distance of a bit less than 150m from those of the northern suburb of the city because of the constraint of the Somme and of the old fortification systems, Saint-Sulpice is, according to us, included in the urban space defined in the sense of <text:span text:style-name="T1">continuous urban tissue</text:span>. Moreover, the network of streets in the northern vicinity of the castle is not very visible on the 1:40,000 scale map. Given the importance of this area in relation to the castle, we have studied several maps of the city that are available on Gallica, such as the Plan de la ville et du château de Ham, published by Charles Gomart and Marotte in 1862.</text:p>
          </table:table-cell>
          <table:table-cell office:value-type="string" calcext:value-type="string">
            <text:p>Plan de la ville et du château de Ham / édité par MM Ch. Gomart ; et Marotte, 1862. <text:a xlink:href="https://gallica.bnf.fr/ark:/12148/btv1b8442103c" xlink:type="simple">https://gallica.bnf.fr/ark:/12148/btv1b8442103c</text:a></text:p>
          </table:table-cell>
          <table:table-cell table:number-columns-repeated="1019"/>
        </table:table-row>
        <table:table-row table:style-name="ro3">
          <table:table-cell table:style-name="ce12" office:value-type="string" calcext:value-type="string">
            <text:p>02304</text:p>
          </table:table-cell>
          <table:table-cell table:style-name="ce15" office:value-type="string" calcext:value-type="string">
            <text:p>La Fère</text:p>
          </table:table-cell>
          <table:table-cell office:value-type="string" calcext:value-type="string">
            <text:p>If the first houses of the faubourg Saint-Firmin and the faubourg Notre-Dame are located at more than 200m from those in the dense urban center because of the constraint of the Oise and of the fortification systems, these two zones – called faubourgs on the maps – are included in the urban space understood in the sense of a <text:span text:style-name="T1">continuous urban tissue</text:span>.</text:p>
          </table:table-cell>
          <table:table-cell table:number-columns-repeated="1020"/>
        </table:table-row>
        <table:table-row table:style-name="ro5">
          <table:table-cell table:style-name="ce12" office:value-type="string" calcext:value-type="string">
            <text:p>60471</text:p>
          </table:table-cell>
          <table:table-cell table:style-name="ce15" office:value-type="string" calcext:value-type="string">
            <text:p>Noyon</text:p>
          </table:table-cell>
          <table:table-cell office:value-type="string" calcext:value-type="string">
            <text:p>The first houses of the faubourg d'Orroire are located more than 400m from those to the west of the train station (which border the city center), therefore the suburb is not considered in the delineation of the urban space in the sense of a continuous urban tissue.</text:p>
          </table:table-cell>
          <table:table-cell table:number-columns-repeated="1020"/>
        </table:table-row>
        <table:table-row table:style-name="ro6">
          <table:table-cell table:style-name="ce12" office:value-type="string" calcext:value-type="string">
            <text:p>80620</text:p>
          </table:table-cell>
          <table:table-cell table:style-name="ce15" office:value-type="string" calcext:value-type="string">
            <text:p>Péronne</text:p>
          </table:table-cell>
          <table:table-cell office:value-type="string" calcext:value-type="string">
            <text:p>If the first blocks of the "faubourg de Bretagne" are located at a little more than 200m from the blocks of the city center because of the fortification system, this zone is included in the urban space defined in its two meanings/delimitations. Indeed, even though this zone is called a faubourg (suburb) because it is spatially discontinuous from the center of Péronne, the representation of the zone on the map is based on red solid area implying that the land use is typical of dense city block, as in the other parts of the city center.</text:p>
          </table:table-cell>
          <table:table-cell table:number-columns-repeated="1020"/>
        </table:table-row>
        <table:table-row table:style-name="ro7">
          <table:table-cell table:style-name="ce12" office:value-type="string" calcext:value-type="string">
            <text:p>80685</text:p>
          </table:table-cell>
          <table:table-cell table:style-name="ce15" office:value-type="string" calcext:value-type="string">
            <text:p>Roye</text:p>
          </table:table-cell>
          <table:table-cell office:value-type="string" calcext:value-type="string">
            <text:p><text:span text:style-name="T2">The castle is no longer in elevation at that time and its location was reconstituted from the toponym "Le Château" existing in local memory and besides transcribed on the Napoléonian cadastral map. The toponym designates a city block between rue Turpin, rue des Vieilles Boucherie and the castle ramparts. It is easily identifiable on the compilation table of the Napoléonian cadastre from 1827, which is available online on the website of the departmental archives of the Somme. Above all, it is very visible on the section H of the urban center of Roye (archive number: 3P1909/13). The location of the castle remains approximate within a radius of less than 40 m (considering the scale of the block in which the castle was). Moreover, it is not visible on the 1:40,000 scale état-major map</text:span><text:span text:style-name="T3"> that rue des Ormeaux and rue des Fontaines are linked to the axis leading south (present-day rue Saint-Gilles). It is the observation of the cadastral section H that allowed us to decide on this case of road connections.</text:span></text:p>
          </table:table-cell>
          <table:table-cell office:value-type="string" calcext:value-type="string">
            <text:p><text:span text:style-name="T4">Archives départementales de la Somme, cartes et plans des archives en ligne : </text:span><text:span text:style-name="T4"><text:a xlink:href="https://archives.somme.fr/page/cartes-et-plans" xlink:type="simple">https://archives.somme.fr/page/cartes-et-plans</text:a></text:span></text:p>
          </table:table-cell>
          <table:table-cell table:number-columns-repeated="1019"/>
        </table:table-row>
        <table:table-row table:style-name="ro3">
          <table:table-cell table:style-name="ce12" office:value-type="string" calcext:value-type="string">
            <text:p>80585</text:p>
          </table:table-cell>
          <table:table-cell table:style-name="ce15" office:value-type="string" calcext:value-type="string">
            <text:p>Nesle</text:p>
          </table:table-cell>
          <table:table-cell office:value-type="string" calcext:value-type="string">
            <text:p>The locations of the main gate of the old castle and the city hall are based on the Napoléonian cadastre (in particular section C of the city, dating from 1827, archive number: 3P2058/4), which can be viewed online on the website of the departmental archives. Moreover, the current city hall, built in 1930, is not on the same location of the building identified on the Napoléonian cadastre (registred here as point data).</text:p>
          </table:table-cell>
          <table:table-cell office:value-type="string" calcext:value-type="string">
            <text:p><text:span text:style-name="T4">Archives départementales de la Somme, cartes et plans des archives en ligne : </text:span><text:span text:style-name="T4"><text:a xlink:href="https://archives.somme.fr/page/cartes-et-plans" xlink:type="simple">https://archives.somme.fr/page/cartes-et-plans</text:a></text:span></text:p>
          </table:table-cell>
          <table:table-cell table:number-columns-repeated="1019"/>
        </table:table-row>
        <table:table-row table:style-name="ro3">
          <table:table-cell table:style-name="ce12" office:value-type="string" calcext:value-type="string">
            <text:p>02691</text:p>
          </table:table-cell>
          <table:table-cell table:style-name="ce15" office:value-type="string" calcext:value-type="string">
            <text:p>Saint-Quentin</text:p>
          </table:table-cell>
          <table:table-cell office:value-type="string" calcext:value-type="string">
            <text:p>The street network around the collegiate church of Saint-Quentin is not very visible on the 1:40,000 scale map. Given the importance of this area in relation to the pole constituted by the collegiate church, we studied the Napoléonian cadastre (in particular section D1, dating from 1814, archive number: 3P0876_09, which can be viewed online on the website of the departmental archives) to reconstitute the network.</text:p>
          </table:table-cell>
          <table:table-cell office:value-type="string" calcext:value-type="string">
            <text:p>Archives départementales de l’Aisne, cartes et plans des archives en ligne : <text:a xlink:href="https://archives.aisne.fr/n/archives-numerisees/n:10" xlink:type="simple">https://archives.aisne.fr/n/archives-numerisees/n:10</text:a></text:p>
          </table:table-cell>
          <table:table-cell table:number-columns-repeated="1019"/>
        </table:table-row>
        <table:table-row table:style-name="ro8">
          <table:table-cell table:style-name="ce12" office:value-type="string" calcext:value-type="string">
            <text:p>02785</text:p>
          </table:table-cell>
          <table:table-cell table:style-name="ce15" office:value-type="string" calcext:value-type="string">
            <text:p>Vermand</text:p>
          </table:table-cell>
          <table:table-cell office:value-type="string" calcext:value-type="string">
            <text:p>The location of the abbey of Notre-Dame was reconstituted according to plans established by J.-L. Collart (Collart 2000). Moreover, the Napoléonian cadastre of Vermand is probably lost because it does not exist on the website of the archives of the Aisne department, while those of the neighboring villages are accessible online.</text:p>
          </table:table-cell>
          <table:table-cell office:value-type="string" calcext:value-type="string">
            <text:p>Collart, Jean Luc. 2000. « Vermand (Aisne) : ferme gauloise et quartier romain dans l’oppidum, Archéologie en Picardie, n° 15 ». Ministère de la Culture et de la Communication. <text:a xlink:href="https://www.culture.gouv.fr/Media/Regions/Drac-Hauts-de-France/File/RESSOURCES-DOCUMENTAIRES/Service-regional-de-l-archeologie/Archeologie-en-Picardie/Vermand-Aisne-ferme-gauloise-et-quartier-romain-dans-l-oppidum-2000" xlink:type="simple">https://www.culture.gouv.fr/Media/Regions/Drac-Hauts-de-France/File/RESSOURCES-DOCUMENTAIRES/Service-regional-de-l-archeologie/Archeologie-en-Picardie/Vermand-Aisne-ferme-gauloise-et-quartier-romain-dans-l-oppidum-2000</text:a></text:p>
          </table:table-cell>
          <table:table-cell table:number-columns-repeated="1019"/>
        </table:table-row>
        <table:table-row table:style-name="ro4">
          <table:table-cell table:style-name="ce12" office:value-type="string" calcext:value-type="string">
            <text:p>02722</text:p>
          </table:table-cell>
          <table:table-cell table:style-name="ce15" office:value-type="string" calcext:value-type="string">
            <text:p>Soissons</text:p>
          </table:table-cell>
          <table:table-cell office:value-type="string" calcext:value-type="string">
            <text:p>The location of the city hall is the one of its first location in the 18th century given in Roussel 1999, in particular noticeable on the Atlas des villes picardes (pp. 17-20). Following the fire of the city hall in 1814, the former Hôtel de l'Intendance was occupied by the city council, which bought the building in 1834 (second and current location). Moreover, the sections of the Napoléonian cadastre of the center of Soissons are probably lost because they do not exist on the website of the departmental archives of the Aisne, whereas the compilation table and the other sections are listed and digitized.</text:p>
          </table:table-cell>
          <table:table-cell office:value-type="string" calcext:value-type="string">
            <text:p><text:span text:style-name="T2">Roussel, Dominique. 1999. « Soissons ». Revue archéologique de Picardie. Numéro spécial spécial 16 (1): 129‑37. </text:span><text:span text:style-name="T2"><text:a xlink:href="https://doi.org/10.3406/pica.1999.2053" xlink:type="simple">https://doi.org/10.3406/pica.1999.2053</text:a></text:span><text:span text:style-name="T2"> ; « Atlas des villes picardes - Planches ». 1999. Revue archéologique de Picardie 16 (1): 215‑71. </text:span><text:span text:style-name="T2"><text:a xlink:href="https://www.persee.fr/doc/pica_1272-6117_1999_hos_16_1_2065" xlink:type="simple">https://www.persee.fr/doc/pica_1272-6117_1999_hos_16_1_2065</text:a></text:span></text:p>
          </table:table-cell>
          <table:table-cell table:number-columns-repeated="1019"/>
        </table:table-row>
        <table:table-row table:style-name="ro9">
          <table:table-cell table:style-name="ce12" office:value-type="string" calcext:value-type="string">
            <text:p>02018</text:p>
          </table:table-cell>
          <table:table-cell table:style-name="ce15" office:value-type="string" calcext:value-type="string">
            <text:p>Anizy-le-Château</text:p>
          </table:table-cell>
          <table:table-cell table:number-columns-repeated="1021"/>
        </table:table-row>
        <table:table-row table:style-name="ro10">
          <table:table-cell table:style-name="ce12" office:value-type="string" calcext:value-type="string">
            <text:p>02217</text:p>
          </table:table-cell>
          <table:table-cell table:style-name="ce15" office:value-type="string" calcext:value-type="string">
            <text:p>Coucy-Le-Château-Auffrique</text:p>
          </table:table-cell>
          <table:table-cell table:number-columns-repeated="1021"/>
        </table:table-row>
        <table:table-row table:style-name="ro11" table:number-rows-repeated="219">
          <table:table-cell table:style-name="ce12"/>
          <table:table-cell table:style-name="ce15"/>
          <table:table-cell table:number-columns-repeated="1021"/>
        </table:table-row>
        <table:table-row table:style-name="ro11" table:number-rows-repeated="1048342">
          <table:table-cell table:number-columns-repeated="1023"/>
        </table:table-row>
        <table:table-row table:style-name="ro11">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42cm" fo:page-height="29.7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1-12T11:43:15.341651919</meta:creation-date>
    <dc:date>2023-05-04T12:29:34.803416154</dc:date>
    <meta:editing-duration>PT6H32M49S</meta:editing-duration>
    <meta:editing-cycles>134</meta:editing-cycles>
    <meta:generator>LibreOffice/7.3.7.2$MacOSX_X86_64 LibreOffice_project/e114eadc50a9ff8d8c8a0567d6da8f454beeb84f</meta:generator>
    <meta:document-statistic meta:table-count="1" meta:cell-count="49" meta:object-count="0"/>
  </office:meta>
</office:document-meta>
</file>